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2.2528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2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office:value-type="string">
            <text:p>23/03/20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string">
            <text:p>Testear y escribir “palindromo.rb”</text:p>
          </table:table-cell>
          <table:table-cell office:value-type="string">
            <text:p>30/03/20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string">
            <text:p>Testear y escribir “fibonacci.rb”</text:p>
          </table:table-cell>
          <table:table-cell office:value-type="string">
            <text:p>30/03/20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3">
          <table:table-cell/>
          <table:table-cell office:value-type="string">
            <text:p>Testear y escribir “code_breaker.rb”</text:p>
          </table:table-cell>
          <table:table-cell table:style-name="ce1" office:value-type="date" office:date-value="2013-11-04">
            <text:p>11/04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2" table:number-rows-repeated="104857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 style:data-style-name="N2" text:time-value="0000-00-00T11:21:08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4-11T11:22:24</dc:date>
    <dc:creator>Facundo </dc:creator>
    <meta:editing-duration>PT2H57M28S</meta:editing-duration>
    <meta:editing-cycles>7</meta:editing-cycles>
    <meta:generator>LibreOffice/3.6$Linux_x86 LibreOffice_project/360m1$Build-2</meta:generator>
    <meta:document-statistic meta:table-count="1" meta:cell-count="22" meta:object-count="0"/>
  </office:meta>
</office:document-meta>
</file>